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05cm" style:rel-column-width="1250*"/>
    </style:style>
    <style:style style:name="Tabela1.B" style:family="table-column">
      <style:table-column-properties style:column-width="3.293cm" style:rel-column-width="1867*"/>
    </style:style>
    <style:style style:name="Tabela1.C" style:family="table-column">
      <style:table-column-properties style:column-width="4.791cm" style:rel-column-width="2716*"/>
    </style:style>
    <style:style style:name="Tabela1.D" style:family="table-column">
      <style:table-column-properties style:column-width="6.712cm" style:rel-column-width="380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weight="bold" officeooo:rsid="001f9237" officeooo:paragraph-rsid="001f9237" style:font-weight-asian="bold" style:font-weight-complex="bold"/>
    </style:style>
    <style:style style:name="P2" style:family="paragraph" style:parent-style-name="Standard">
      <style:text-properties style:font-name="Calibri" fo:font-weight="normal" officeooo:rsid="001f9237" officeooo:paragraph-rsid="001f9237" style:font-weight-asian="normal" style:font-weight-complex="normal"/>
    </style:style>
    <style:style style:name="P3" style:family="paragraph" style:parent-style-name="Standard" style:list-style-name="L1">
      <style:text-properties style:font-name="Calibri" fo:font-weight="normal" officeooo:rsid="001f9237" officeooo:paragraph-rsid="001f9237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20e496" officeooo:paragraph-rsid="0020e496" style:font-weight-asian="normal" style:font-weight-complex="normal"/>
    </style:style>
    <style:style style:name="P5" style:family="paragraph" style:parent-style-name="Standard" style:list-style-name="L2">
      <style:text-properties style:font-name="Calibri" fo:font-weight="normal" officeooo:rsid="0020e496" officeooo:paragraph-rsid="0020e496" style:font-weight-asian="normal" style:font-weight-complex="normal"/>
    </style:style>
    <style:style style:name="P6" style:family="paragraph" style:parent-style-name="Standard" style:list-style-name="L2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alibri" fo:font-style="normal" fo:font-weight="normal" officeooo:rsid="002208e0" officeooo:paragraph-rsid="002208e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Calibri" fo:font-style="normal" fo:font-weight="bold" officeooo:rsid="002208e0" officeooo:paragraph-rsid="002208e0" style:font-style-asian="normal" style:font-weight-asian="bold" style:font-style-complex="normal" style:font-weight-complex="bold"/>
    </style:style>
    <style:style style:name="P10" style:family="paragraph" style:parent-style-name="Table_20_Contents">
      <style:text-properties style:font-name="Calibri" officeooo:rsid="002208e0" officeooo:paragraph-rsid="002208e0"/>
    </style:style>
    <style:style style:name="P11" style:family="paragraph" style:parent-style-name="Table_20_Contents">
      <style:text-properties style:font-name="Calibri" fo:font-weight="bold" officeooo:rsid="002208e0" officeooo:paragraph-rsid="002208e0" style:font-weight-asian="bold" style:font-weight-complex="bold"/>
    </style:style>
    <style:style style:name="P12" style:family="paragraph" style:parent-style-name="Table_20_Contents">
      <style:text-properties style:font-name="Calibri" officeooo:rsid="00234525" officeooo:paragraph-rsid="00234525"/>
    </style:style>
    <style:style style:name="P13" style:family="paragraph" style:parent-style-name="Table_20_Contents">
      <style:text-properties style:font-name="Calibri" officeooo:rsid="0025f7d7" officeooo:paragraph-rsid="0025f7d7"/>
    </style:style>
    <style:style style:name="P14" style:family="paragraph" style:parent-style-name="Table_20_Contents">
      <style:text-properties style:font-name="Calibri" officeooo:rsid="00271443" officeooo:paragraph-rsid="0027144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e496" style:font-style-asian="normal" style:font-style-complex="normal"/>
    </style:style>
    <style:style style:name="T6" style:family="text">
      <style:text-properties officeooo:rsid="00216f83"/>
    </style:style>
    <style:style style:name="T7" style:family="text">
      <style:text-properties officeooo:rsid="002481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a solução do problema das rainhas.</text:p>
      <text:p text:style-name="P1">Grupo: </text:p>
      <text:p text:style-name="P1"><text:span text:style-name="T1">Julian Degutis de Freitas Garcia</text:span></text:p>
      <text:p text:style-name="P1"><text:span text:style-name="T1">Letícia Leite Caetano</text:span></text:p>
      <text:p text:style-name="P1"><text:span text:style-name="T1">William Henrique</text:span></text:p>
      <text:p text:style-name="P1"><text:span text:style-name="T1"/></text:p>
      <text:p text:style-name="P1"><text:span text:style-name="T1"/></text:p>
      <text:p text:style-name="P1">1. Introdução</text:p>
      <text:p text:style-name="P1"/>
      <text:p text:style-name="P2">Deverá ser criado uma solução, em que, dado um tabuleiro <text:span text:style-name="T3">nxn</text:span><text:span text:style-name="T2"> </text:span><text:span text:style-name="T4">deverá ser otimizado o número de rainhas posicionadas em uma casa </text:span><text:span text:style-name="T3">An</text:span><text:span text:style-name="T4">, que satisfaça as seguintes condições:</text:span></text:p>
      <text:list xml:id="list1952168724" text:style-name="L1">
        <text:list-item>
          <text:p text:style-name="P3"><text:span text:style-name="T4">Cada rainha não deve atacar qualquer outra rainha do tabuleiro</text:span></text:p>
        </text:list-item>
        <text:list-item>
          <text:p text:style-name="P3"><text:span text:style-name="T4">Apenas uma rainha pode ser posicionada por casa.</text:span></text:p>
        </text:list-item>
      </text:list>
      <text:p text:style-name="P2"><text:span text:style-name="T4"/></text:p>
      <text:p text:style-name="P1"><text:span text:style-name="T4">2. Solução</text:span></text:p>
      <text:p text:style-name="P1"><text:span text:style-name="T4"/></text:p>
      <text:p text:style-name="P2"><text:span text:style-name="T4">Será utilizada uma implementação utilizando a linguagem Java, </text:span><text:span text:style-name="T5">que terá como argumento o número N representando o tabuleiro NxN.</text:span></text:p>
      <text:p text:style-name="P4"><text:span text:style-name="T4">O sistema, deverá calcular todas as diagonais da matriz, utilizando a técnica de pontos candidatos para o início de cada diagonal, sendo:</text:span></text:p>
      <text:list xml:id="list4018412201" text:style-name="L2">
        <text:list-item>
          <text:p text:style-name="P5"><text:span text:style-name="T4">Orientação para direita</text:span></text:p>
          <text:list>
            <text:list-item>
              <text:p text:style-name="P5"><text:span text:style-name="T4">Todos os pontos </text:span><text:span text:style-name="T3">aij</text:span><text:span text:style-name="T4"> começando de </text:span><text:span text:style-name="T3">a0,0</text:span><text:span text:style-name="T4"> até </text:span><text:span text:style-name="T3">a0,n</text:span></text:p>
            </text:list-item>
            <text:list-item>
              <text:p text:style-name="P5"><text:span text:style-name="T4">Tipo da variação: i++ e j++</text:span></text:p>
            </text:list-item>
          </text:list>
        </text:list-item>
        <text:list-item>
          <text:p text:style-name="P5"><text:span text:style-name="T4">Orientação para baixo</text:span></text:p>
          <text:list>
            <text:list-item>
              <text:p text:style-name="P5"><text:span text:style-name="T4">Todos os pontos </text:span><text:span text:style-name="T3">aij</text:span><text:span text:style-name="T4"> começando de </text:span><text:span text:style-name="T3">a1,0</text:span><text:span text:style-name="T4"> até </text:span><text:span text:style-name="T3">an,0</text:span></text:p>
            </text:list-item>
            <text:list-item>
              <text:p text:style-name="P5"><text:span text:style-name="T4">Tipo da variação: i++ e j++</text:span></text:p>
            </text:list-item>
          </text:list>
        </text:list-item>
        <text:list-item>
          <text:p text:style-name="P5"><text:span text:style-name="T4">Orientação para esquerda</text:span></text:p>
          <text:list>
            <text:list-item>
              <text:p text:style-name="P5"><text:span text:style-name="T4">Todos os pontos </text:span><text:span text:style-name="T3">aij</text:span><text:span text:style-name="T4"> começando de </text:span><text:span text:style-name="T3">a0,n</text:span><text:span text:style-name="T4"> até </text:span><text:span text:style-name="T3">a0,0</text:span></text:p>
            </text:list-item>
            <text:list-item>
              <text:p text:style-name="P5"><text:span text:style-name="T4">Tipo da variação: i-- e j++</text:span></text:p>
            </text:list-item>
          </text:list>
        </text:list-item>
        <text:list-item>
          <text:p text:style-name="P5"><text:span text:style-name="T4">Orientação para cima</text:span></text:p>
          <text:list>
            <text:list-item>
              <text:p text:style-name="P5"><text:span text:style-name="T4">Todos os pontos </text:span><text:span text:style-name="T3">aij</text:span><text:span text:style-name="T4"> começando de </text:span><text:span text:style-name="T3">a1,n</text:span><text:span text:style-name="T4"> até </text:span><text:span text:style-name="T3">an,n</text:span></text:p>
            </text:list-item>
            <text:list-item>
              <text:p text:style-name="P6">Tipo da variação: i-- e j++</text:p>
            </text:list-item>
          </text:list>
        </text:list-item>
      </text:list>
      <text:p text:style-name="P7"/>
      <text:p text:style-name="P7">Com posse de todas as linhas, colunas e diagonais, podemos tomar como solução que, uma rainha não ataca quaisquer outras rainhas distribuída<text:span text:style-name="T6">s</text:span> no tabuleiro, caso a soma de todas as rainhas de uma linha, uma coluna ou uma diagonal é menor ou igual a 1.</text:p>
      <text:p text:style-name="P7"/>
      <text:p text:style-name="P8">Criando as restrições para a maximização da soma de todas as posições do tabuleiro, podemos criar um modelo de programação linear para o algoritmo do Simplex solucionar.</text:p>
      <text:p text:style-name="P8"/>
      <text:p text:style-name="P8">Na solução, será necessário tornar a matriz representativa do tabuleiro, em um vetor, para que consigamos atribuir o valor zerado de cada variável que não será utilizada em cada uma das restrições.</text:p>
      <text:p text:style-name="P8"/>
      <text:p text:style-name="P8">Para isso, será utilizada a implementação da biblioteca SCPSolver.jar. No primeiro momento, tentamos utilizar a solução da Apache, porém sem sucesso para valores de variáveis booleanas, por isso modificamos a abordagem da solução.</text:p>
      <text:p text:style-name="P8"/>
      <text:p text:style-name="P8"><text:soft-page-break/>A solução e modelagem é apresentada na pasta /report/* da raiz do projeto, contento a modelagem em sí, a solução ótima, os valores das variáveis, o tempo de execução e a aproximação da memória gasta pelo sistema.</text:p>
      <text:p text:style-name="P8"/>
      <text:p text:style-name="P9">3. Casos de teste</text:p>
      <text:p text:style-name="P9"/>
      <text:p text:style-name="P8">Foram realizados 11 casos de testes, para um tabuleiro normal 8x8 e todos demais tabuleiros múltiplos de 9. Toda a solução se encontra em anexo ao e-mail. Passaremos brevemente os casos de teste nesse documento. <text:span text:style-name="T7">Note que a memória é apenas uma estimação realizada pelo sistema, sendo (quantidade de memória disponível antes e após a execução do processo), os valores podem não ser 100% preciso, devidos aos processos existentes rodando no computador.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Valor de n</text:p>
          </table:table-cell>
          <table:table-cell table:style-name="Tabela1.A1" office:value-type="string">
            <text:p text:style-name="P11">Solução Ótima</text:p>
          </table:table-cell>
          <table:table-cell table:style-name="Tabela1.A1" office:value-type="string">
            <text:p text:style-name="P11">Tempo (milisegundos)</text:p>
          </table:table-cell>
          <table:table-cell table:style-name="Tabela1.D1" office:value-type="string">
            <text:p text:style-name="P11">Memória (bytes)</text:p>
          </table:table-cell>
        </table:table-row>
        <table:table-row>
          <table:table-cell table:style-name="Tabela1.A2" office:value-type="string">
            <text:p text:style-name="P10">8</text:p>
          </table:table-cell>
          <table:table-cell table:style-name="Tabela1.A2" office:value-type="string">
            <text:p text:style-name="P12">8</text:p>
          </table:table-cell>
          <table:table-cell table:style-name="Tabela1.A2" office:value-type="string">
            <text:p text:style-name="P12">35</text:p>
          </table:table-cell>
          <table:table-cell table:style-name="Tabela1.D2" office:value-type="string">
            <text:p text:style-name="P12">2728376</text:p>
          </table:table-cell>
        </table:table-row>
        <table:table-row>
          <table:table-cell table:style-name="Tabela1.A2" office:value-type="string">
            <text:p text:style-name="P10">9</text:p>
          </table:table-cell>
          <table:table-cell table:style-name="Tabela1.A2" office:value-type="string">
            <text:p text:style-name="P12">9</text:p>
          </table:table-cell>
          <table:table-cell table:style-name="Tabela1.A2" office:value-type="string">
            <text:p text:style-name="P12">32</text:p>
          </table:table-cell>
          <table:table-cell table:style-name="Tabela1.D2" office:value-type="string">
            <text:p text:style-name="P12">3409872</text:p>
          </table:table-cell>
        </table:table-row>
        <table:table-row>
          <table:table-cell table:style-name="Tabela1.A2" office:value-type="string">
            <text:p text:style-name="P10">18</text:p>
          </table:table-cell>
          <table:table-cell table:style-name="Tabela1.A2" office:value-type="string">
            <text:p text:style-name="P12">18</text:p>
          </table:table-cell>
          <table:table-cell table:style-name="Tabela1.A2" office:value-type="string">
            <text:p text:style-name="P12">97</text:p>
          </table:table-cell>
          <table:table-cell table:style-name="Tabela1.D2" office:value-type="string">
            <text:p text:style-name="P12">16501016</text:p>
          </table:table-cell>
        </table:table-row>
        <table:table-row>
          <table:table-cell table:style-name="Tabela1.A2" office:value-type="string">
            <text:p text:style-name="P10">27</text:p>
          </table:table-cell>
          <table:table-cell table:style-name="Tabela1.A2" office:value-type="string">
            <text:p text:style-name="P12">27</text:p>
          </table:table-cell>
          <table:table-cell table:style-name="Tabela1.A2" office:value-type="string">
            <text:p text:style-name="P12">327</text:p>
          </table:table-cell>
          <table:table-cell table:style-name="Tabela1.D2" office:value-type="string">
            <text:p text:style-name="P12">40419056</text:p>
          </table:table-cell>
        </table:table-row>
        <table:table-row>
          <table:table-cell table:style-name="Tabela1.A2" office:value-type="string">
            <text:p text:style-name="P10">36</text:p>
          </table:table-cell>
          <table:table-cell table:style-name="Tabela1.A2" office:value-type="string">
            <text:p text:style-name="P12">36</text:p>
          </table:table-cell>
          <table:table-cell table:style-name="Tabela1.A2" office:value-type="string">
            <text:p text:style-name="P12">785</text:p>
          </table:table-cell>
          <table:table-cell table:style-name="Tabela1.D2" office:value-type="string">
            <text:p text:style-name="P12">227733664</text:p>
          </table:table-cell>
        </table:table-row>
        <table:table-row>
          <table:table-cell table:style-name="Tabela1.A2" office:value-type="string">
            <text:p text:style-name="P10">45</text:p>
          </table:table-cell>
          <table:table-cell table:style-name="Tabela1.A2" office:value-type="string">
            <text:p text:style-name="P12">45</text:p>
          </table:table-cell>
          <table:table-cell table:style-name="Tabela1.A2" office:value-type="string">
            <text:p text:style-name="P12">2217</text:p>
          </table:table-cell>
          <table:table-cell table:style-name="Tabela1.D2" office:value-type="string">
            <text:p text:style-name="P12">311807928</text:p>
          </table:table-cell>
        </table:table-row>
        <table:table-row>
          <table:table-cell table:style-name="Tabela1.A2" office:value-type="string">
            <text:p text:style-name="P10">54</text:p>
          </table:table-cell>
          <table:table-cell table:style-name="Tabela1.A2" office:value-type="string">
            <text:p text:style-name="P12">54</text:p>
          </table:table-cell>
          <table:table-cell table:style-name="Tabela1.A2" office:value-type="string">
            <text:p text:style-name="P12">3070</text:p>
          </table:table-cell>
          <table:table-cell table:style-name="Tabela1.D2" office:value-type="string">
            <text:p text:style-name="P12">359156080</text:p>
          </table:table-cell>
        </table:table-row>
        <table:table-row>
          <table:table-cell table:style-name="Tabela1.A2" office:value-type="string">
            <text:p text:style-name="P10">63</text:p>
          </table:table-cell>
          <table:table-cell table:style-name="Tabela1.A2" office:value-type="string">
            <text:p text:style-name="P12">63</text:p>
          </table:table-cell>
          <table:table-cell table:style-name="Tabela1.A2" office:value-type="string">
            <text:p text:style-name="P12">7174</text:p>
          </table:table-cell>
          <table:table-cell table:style-name="Tabela1.D2" office:value-type="string">
            <text:p text:style-name="P12">100543504</text:p>
          </table:table-cell>
        </table:table-row>
        <table:table-row>
          <table:table-cell table:style-name="Tabela1.A2" office:value-type="string">
            <text:p text:style-name="P10">72</text:p>
          </table:table-cell>
          <table:table-cell table:style-name="Tabela1.A2" office:value-type="string">
            <text:p text:style-name="P12">72</text:p>
          </table:table-cell>
          <table:table-cell table:style-name="Tabela1.A2" office:value-type="string">
            <text:p text:style-name="P12">11598</text:p>
          </table:table-cell>
          <table:table-cell table:style-name="Tabela1.D2" office:value-type="string">
            <text:p text:style-name="P12">387024936</text:p>
          </table:table-cell>
        </table:table-row>
        <table:table-row>
          <table:table-cell table:style-name="Tabela1.A2" office:value-type="string">
            <text:p text:style-name="P10">81</text:p>
          </table:table-cell>
          <table:table-cell table:style-name="Tabela1.A2" office:value-type="string">
            <text:p text:style-name="P12">81</text:p>
          </table:table-cell>
          <table:table-cell table:style-name="Tabela1.A2" office:value-type="string">
            <text:p text:style-name="P12">25205</text:p>
          </table:table-cell>
          <table:table-cell table:style-name="Tabela1.D2" office:value-type="string">
            <text:p text:style-name="P12">104154432</text:p>
          </table:table-cell>
        </table:table-row>
        <table:table-row>
          <table:table-cell table:style-name="Tabela1.A2" office:value-type="string">
            <text:p text:style-name="P10">90</text:p>
          </table:table-cell>
          <table:table-cell table:style-name="Tabela1.A2" office:value-type="string">
            <text:p text:style-name="P12">90</text:p>
          </table:table-cell>
          <table:table-cell table:style-name="Tabela1.A2" office:value-type="string">
            <text:p text:style-name="P14">39547</text:p>
          </table:table-cell>
          <table:table-cell table:style-name="Tabela1.D2" office:value-type="string">
            <text:p text:style-name="P13">256061544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5:14:53.080000000</meta:creation-date>
    <dc:date>2019-06-24T16:09:07.318000000</dc:date>
    <meta:editing-duration>PT21M11S</meta:editing-duration>
    <meta:editing-cycles>6</meta:editing-cycles>
    <meta:generator>LibreOffice/5.3.1.2$Windows_x86 LibreOffice_project/e80a0e0fd1875e1696614d24c32df0f95f03deb2</meta:generator>
    <meta:document-statistic meta:table-count="1" meta:image-count="0" meta:object-count="0" meta:page-count="2" meta:paragraph-count="79" meta:word-count="498" meta:character-count="2837" meta:non-whitespace-character-count="2431"/>
  </office:meta>
</office:document-meta>
</file>